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083in"/>
    </style:style>
    <style:style style:name="co4" style:family="table-column">
      <style:table-column-properties fo:break-before="auto" style:column-width="2.1634in"/>
    </style:style>
    <style:style style:name="co5" style:family="table-column">
      <style:table-column-properties fo:break-before="auto" style:column-width="2.3917in"/>
    </style:style>
    <style:style style:name="co6" style:family="table-column">
      <style:table-column-properties fo:break-before="auto" style:column-width="3.7374in"/>
    </style:style>
    <style:style style:name="co7" style:family="table-column">
      <style:table-column-properties fo:break-before="auto" style:column-width="1.4744in"/>
    </style:style>
    <style:style style:name="co8" style:family="table-column">
      <style:table-column-properties fo:break-before="auto" style:column-width="1.4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ta_extref" style:family="table">
      <style:table-properties table:display="false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IGVC 2011 Source Files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>
            <text:p>softwar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</text:p>
          </table:table-cell>
          <table:table-cell table:number-columns-repeated="2"/>
        </table:table-row>
        <table:table-row table:style-name="ro1">
          <table:table-cell office:value-type="string">
            <text:p>arduino_diecimika_crosscompile.cmake</text:p>
          </table:table-cell>
          <table:table-cell office:value-type="string">
            <text:p>cmake file</text:p>
          </table:table-cell>
          <table:table-cell office:value-type="string">
            <text:p>File used by cmake command</text:p>
          </table:table-cell>
          <table:table-cell office:value-type="string">
            <text:p>Allows for crosscompiling for arduinos</text:p>
          </table:table-cell>
          <table:table-cell table:number-columns-repeated="2"/>
        </table:table-row>
        <table:table-row table:style-name="ro1">
          <table:table-cell office:value-type="string">
            <text:p>arduino_duemilanove_crosscompile.cmake</text:p>
          </table:table-cell>
          <table:table-cell office:value-type="string">
            <text:p>cmake file</text:p>
          </table:table-cell>
          <table:table-cell office:value-type="string">
            <text:p>File used by cmake command</text:p>
          </table:table-cell>
          <table:table-cell office:value-type="string">
            <text:p>Allows for crosscompiling for arduinos</text:p>
          </table:table-cell>
          <table:table-cell table:number-columns-repeated="2"/>
        </table:table-row>
        <table:table-row table:style-name="ro1">
          <table:table-cell office:value-type="string">
            <text:p>atmel_crosscompile.cmake</text:p>
          </table:table-cell>
          <table:table-cell office:value-type="string">
            <text:p>cmake file</text:p>
          </table:table-cell>
          <table:table-cell office:value-type="string">
            <text:p>File used by cmake command</text:p>
          </table:table-cell>
          <table:table-cell office:value-type="string">
            <text:p>Allows for crosscompiling</text:p>
          </table:table-cell>
          <table:table-cell table:number-columns-repeated="2"/>
        </table:table-row>
        <table:table-row table:style-name="ro1"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office:value-type="string">
            <text:p>Needed by cmake</text:p>
          </table:table-cell>
          <table:table-cell table:number-columns-repeated="2"/>
        </table:table-row>
        <table:table-row table:style-name="ro1">
          <table:table-cell office:value-type="string">
            <text:p>standardPCOpts.cmake</text:p>
          </table:table-cell>
          <table:table-cell office:value-type="string">
            <text:p>cmake file</text:p>
          </table:table-cell>
          <table:table-cell office:value-type="string">
            <text:p>File used by cmake command</text:p>
          </table:table-cell>
          <table:table-cell office:value-type="string">
            <text:p>Needed by cmak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Arduino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duinobootloader.sh</text:p>
          </table:table-cell>
          <table:table-cell office:value-type="string">
            <text:p>Shell script</text:p>
          </table:table-cell>
          <table:table-cell office:value-type="string">
            <text:p>Allows for compilation on arduin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duinoCmds.hpp</text:p>
          </table:table-cell>
          <table:table-cell office:value-type="string">
            <text:p>C++ header file</text:p>
          </table:table-cell>
          <table:table-cell office:value-type="string">
            <text:p>Declares constants for arduino comman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duinoInterface.cc</text:p>
          </table:table-cell>
          <table:table-cell office:value-type="string">
            <text:p>C++ file</text:p>
          </table:table-cell>
          <table:table-cell office:value-type="string">
            <text:p>Implements the ArduinoInterface cla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duinoInterface.h</text:p>
          </table:table-cell>
          <table:table-cell office:value-type="string">
            <text:p>C++ header file</text:p>
          </table:table-cell>
          <table:table-cell office:value-type="string">
            <text:p>Declares the ArduinoInterface cla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duino.c</text:p>
          </table:table-cell>
          <table:table-cell office:value-type="string">
            <text:p>C file</text:p>
          </table:table-cell>
          <table:table-cell office:value-type="string">
            <text:p>Template for running code with the ArduinoInterface cla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on_defines.hpp</text:p>
          </table:table-cell>
          <table:table-cell office:value-type="string">
            <text:p>C++ header file</text:p>
          </table:table-cell>
          <table:table-cell office:value-type="string">
            <text:p>Includes various definitions of consta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Packet.cc</text:p>
          </table:table-cell>
          <table:table-cell office:value-type="string">
            <text:p>C++ file</text:p>
          </table:table-cell>
          <table:table-cell office:value-type="string">
            <text:p>Implements the DataPacket cla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Packet.hpp</text:p>
          </table:table-cell>
          <table:table-cell office:value-type="string">
            <text:p>C++ header file</text:p>
          </table:table-cell>
          <table:table-cell office:value-type="string">
            <text:p>Declares the DataPacket cla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PacketStructs.hpp</text:p>
          </table:table-cell>
          <table:table-cell office:value-type="string">
            <text:p>C++ header file</text:p>
          </table:table-cell>
          <table:table-cell office:value-type="string">
            <text:p>Declares constants and data types for arduin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goniso.sh</text:p>
          </table:table-cell>
          <table:table-cell office:value-type="string">
            <text:p>Shell script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gonjtag.sh</text:p>
          </table:table-cell>
          <table:table-cell office:value-type="string">
            <text:p>Shell script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emilanovebootloader.sh</text:p>
          </table:table-cell>
          <table:table-cell office:value-type="string">
            <text:p>Shell script</text:p>
          </table:table-cell>
          <table:table-cell office:value-type="string">
            <text:p>Allows for compilation on arduin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I.c</text:p>
          </table:table-cell>
          <table:table-cell office:value-type="string">
            <text:p>C file</text:p>
          </table:table-cell>
          <table:table-cell office:value-type="string">
            <text:p>Implements SPI func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I.h</text:p>
          </table:table-cell>
          <table:table-cell office:value-type="string">
            <text:p>C++ header file</text:p>
          </table:table-cell>
          <table:table-cell office:value-type="string">
            <text:p>Declares variables of SP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ndard_types.hpp</text:p>
          </table:table-cell>
          <table:table-cell office:value-type="string">
            <text:p>C++ header file</text:p>
          </table:table-cell>
          <table:table-cell office:value-type="string">
            <text:p>Declares type definit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encoder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arduino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ffenc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ffenc.hpp</text:p>
          </table:table-cell>
          <table:table-cell office:value-type="string">
            <text:p>C++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ffenc_dual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ncSettings.hpp</text:p>
          </table:table-cell>
          <table:table-cell office:value-type="string">
            <text:p>C++ header file</text:p>
          </table:table-cell>
          <table:table-cell office:value-type="string">
            <text:p>Defines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in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in_debug.cc</text:p>
          </table:table-cell>
          <table:table-cell office:value-type="string">
            <text:p>C++ file</text:p>
          </table:table-cell>
          <table:table-cell office:value-type="string">
            <text:p>Executable main file for debugging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indefs.hpp</text:p>
          </table:table-cell>
          <table:table-cell office:value-type="string">
            <text:p>C++ header file</text:p>
          </table:table-cell>
          <table:table-cell office:value-type="string">
            <text:p>Defines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rial_comm_helper.cc</text:p>
          </table:table-cell>
          <table:table-cell office:value-type="string">
            <text:p>C++ header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rial_comm_helper.hpp</text:p>
          </table:table-cell>
          <table:table-cell office:value-type="string">
            <text:p>C++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arduino signe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ffenc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ffenc.hpp</text:p>
          </table:table-cell>
          <table:table-cell office:value-type="string">
            <text:p>C++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ncSettings.hpp</text:p>
          </table:table-cell>
          <table:table-cell office:value-type="string">
            <text:p>C++ header file</text:p>
          </table:table-cell>
          <table:table-cell office:value-type="string">
            <text:p>Defines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in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in_debug.cc</text:p>
          </table:table-cell>
          <table:table-cell office:value-type="string">
            <text:p>C++ file</text:p>
          </table:table-cell>
          <table:table-cell office:value-type="string">
            <text:p>Executable main file for debugging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indefs.hpp</text:p>
          </table:table-cell>
          <table:table-cell office:value-type="string">
            <text:p>C++ header file</text:p>
          </table:table-cell>
          <table:table-cell office:value-type="string">
            <text:p>Defines constants for pi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rial_comm_helper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rial_comm_helper.hppp</text:p>
          </table:table-cell>
          <table:table-cell office:value-type="string">
            <text:p>C++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encodertest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ncodertester.cc</text:p>
          </table:table-cell>
          <table:table-cell office:value-type="string">
            <text:p>C++ file</text:p>
          </table:table-cell>
          <table:table-cell office:value-type="string">
            <text:p>Executable main file for testin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pcdriv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etvelocitites.cc</text:p>
          </table:table-cell>
          <table:table-cell office:value-type="string">
            <text:p>C++ file</text:p>
          </table:table-cell>
          <table:table-cell office:value-type="string">
            <text:p>Executable main file for testing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uadCoderDriver.cc</text:p>
          </table:table-cell>
          <table:table-cell office:value-type="string">
            <text:p>C++ file</text:p>
          </table:table-cell>
          <table:table-cell office:value-type="string">
            <text:p>Implements quadCoderDriver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uadCoderDriver.hpp</text:p>
          </table:table-cell>
          <table:table-cell office:value-type="string">
            <text:p>C++ header file</text:p>
          </table:table-cell>
          <table:table-cell office:value-type="string">
            <text:p>Declares quadCoderDriver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est.cc</text:p>
          </table:table-cell>
          <table:table-cell office:value-type="string">
            <text:p>C++ file</text:p>
          </table:table-cell>
          <table:table-cell office:value-type="string">
            <text:p>Executable main file for testin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MATLA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</table:table-row>
        <table:table-row table:style-name="ro1">
          <table:table-cell table:number-columns-repeated="3"/>
          <table:table-cell office:value-type="string">
            <text:p>convert2angular.m</text:p>
          </table:table-cell>
          <table:table-cell office:value-type="string">
            <text:p>MATLAB/Octave file</text:p>
          </table:table-cell>
          <table:table-cell office:value-type="string">
            <text:p>matlab function for testing data</text:p>
          </table:table-cell>
        </table:table-row>
        <table:table-row table:style-name="ro1">
          <table:table-cell table:number-columns-repeated="3"/>
          <table:table-cell office:value-type="string">
            <text:p>getsomedata.m</text:p>
          </table:table-cell>
          <table:table-cell office:value-type="string">
            <text:p>MATLAB/Octave file</text:p>
          </table:table-cell>
          <table:table-cell office:value-type="string">
            <text:p>matlab function for testing data</text:p>
          </table:table-cell>
        </table:table-row>
        <table:table-row table:style-name="ro1">
          <table:table-cell table:number-columns-repeated="3"/>
          <table:table-cell office:value-type="string">
            <text:p>getT.m</text:p>
          </table:table-cell>
          <table:table-cell office:value-type="string">
            <text:p>MATLAB/Octave file</text:p>
          </table:table-cell>
          <table:table-cell office:value-type="string">
            <text:p>matlab function for testing data</text:p>
          </table:table-cell>
        </table:table-row>
        <table:table-row table:style-name="ro1">
          <table:table-cell table:number-columns-repeated="3"/>
          <table:table-cell office:value-type="string">
            <text:p>getTComplete.m</text:p>
          </table:table-cell>
          <table:table-cell office:value-type="string">
            <text:p>MATLAB/Octave file</text:p>
          </table:table-cell>
          <table:table-cell office:value-type="string">
            <text:p>matlab function for testing data</text:p>
          </table:table-cell>
        </table:table-row>
        <table:table-row table:style-name="ro1">
          <table:table-cell table:number-columns-repeated="3"/>
          <table:table-cell office:value-type="string">
            <text:p>readFile.m</text:p>
          </table:table-cell>
          <table:table-cell office:value-type="string">
            <text:p>MATLAB/Octave file</text:p>
          </table:table-cell>
          <table:table-cell office:value-type="string">
            <text:p>matlab function for testing data</text:p>
          </table:table-cell>
        </table:table-row>
        <table:table-row table:style-name="ro1">
          <table:table-cell table:number-columns-repeated="3"/>
          <table:table-cell office:value-type="string">
            <text:p>showData.m</text:p>
          </table:table-cell>
          <table:table-cell office:value-type="string">
            <text:p>MATLAB/Octave file</text:p>
          </table:table-cell>
          <table:table-cell office:value-type="string">
            <text:p>matlab function for testing dat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pcdriver_4w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uadCoderDriver.cc</text:p>
          </table:table-cell>
          <table:table-cell office:value-type="string">
            <text:p>C++ file</text:p>
          </table:table-cell>
          <table:table-cell office:value-type="string">
            <text:p>Implements quadCoderDriver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uadCoderDriver.hpp</text:p>
          </table:table-cell>
          <table:table-cell office:value-type="string">
            <text:p>C++ header file</text:p>
          </table:table-cell>
          <table:table-cell office:value-type="string">
            <text:p>Declares quadCoderDriver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est.cc</text:p>
          </table:table-cell>
          <table:table-cell office:value-type="string">
            <text:p>C++ file</text:p>
          </table:table-cell>
          <table:table-cell office:value-type="string">
            <text:p>Executable main file for testin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pcdriver_4wd_signe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uadCoderDriver_4wd_signed.cc</text:p>
          </table:table-cell>
          <table:table-cell office:value-type="string">
            <text:p>C++ file</text:p>
          </table:table-cell>
          <table:table-cell office:value-type="string">
            <text:p>Implements quadCoderDriver_4wd_signed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uadCoderDriver_4wd_signed.hpp</text:p>
          </table:table-cell>
          <table:table-cell office:value-type="string">
            <text:p>C++ header file</text:p>
          </table:table-cell>
          <table:table-cell office:value-type="string">
            <text:p>Declares quadCoderDriver_4wd_signed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est.cc</text:p>
          </table:table-cell>
          <table:table-cell office:value-type="string">
            <text:p>C++ file</text:p>
          </table:table-cell>
          <table:table-cell office:value-type="string">
            <text:p>Executable main file for testin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pcdriver_signe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uadCoderDriver_signed.cc</text:p>
          </table:table-cell>
          <table:table-cell office:value-type="string">
            <text:p>C++ file</text:p>
          </table:table-cell>
          <table:table-cell office:value-type="string">
            <text:p>Implements quadCoderDriver_signed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uadCoderDriver_signed.hpp</text:p>
          </table:table-cell>
          <table:table-cell office:value-type="string">
            <text:p>C++ header file</text:p>
          </table:table-cell>
          <table:table-cell office:value-type="string">
            <text:p>Declares quadCoderDriver_signed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est.cc</text:p>
          </table:table-cell>
          <table:table-cell office:value-type="string">
            <text:p>C++ file</text:p>
          </table:table-cell>
          <table:table-cell office:value-type="string">
            <text:p>Executable main file for testin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e<text:span text:style-name="T1">xtern</text:span>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libarduinocor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inary.h</text:p>
          </table:table-cell>
          <table:table-cell office:value-type="string">
            <text:p>C header file</text:p>
          </table:table-cell>
          <table:table-cell office:value-type="string">
            <text:p>Defines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ardwareSerial.cpp</text:p>
          </table:table-cell>
          <table:table-cell office:value-type="string">
            <text:p>C++ file</text:p>
          </table:table-cell>
          <table:table-cell office:value-type="string">
            <text:p>Implements HardwareSerial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ardwareSerial.h</text:p>
          </table:table-cell>
          <table:table-cell office:value-type="string">
            <text:p>C++ header file</text:p>
          </table:table-cell>
          <table:table-cell office:value-type="string">
            <text:p>Declares HardwareSerial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in.cpp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ins_arduino.c</text:p>
          </table:table-cell>
          <table:table-cell office:value-type="string">
            <text:p>C file</text:p>
          </table:table-cell>
          <table:table-cell office:value-type="string">
            <text:p>Implements various functions and defines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ins_arduino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rint.cpp</text:p>
          </table:table-cell>
          <table:table-cell office:value-type="string">
            <text:p>C++ file</text:p>
          </table:table-cell>
          <table:table-cell office:value-type="string">
            <text:p>Implements Print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rint.h</text:p>
          </table:table-cell>
          <table:table-cell office:value-type="string">
            <text:p>C++ header file</text:p>
          </table:table-cell>
          <table:table-cell office:value-type="string">
            <text:p>Declares Print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one.cpp</text:p>
          </table:table-cell>
          <table:table-cell office:value-type="string">
            <text:p>C++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constants.h</text:p>
          </table:table-cell>
          <table:table-cell office:value-type="string">
            <text:p>C++ header file</text:p>
          </table:table-cell>
          <table:table-cell office:value-type="string">
            <text:p>Includes wiring.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nterrupts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_analog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_digital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_private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_pulse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_shift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math.cpp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program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libarduinocore_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inary.h</text:p>
          </table:table-cell>
          <table:table-cell office:value-type="string">
            <text:p>C header file</text:p>
          </table:table-cell>
          <table:table-cell office:value-type="string">
            <text:p>Defines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ardwareSerial.cpp</text:p>
          </table:table-cell>
          <table:table-cell office:value-type="string">
            <text:p>C++ file</text:p>
          </table:table-cell>
          <table:table-cell office:value-type="string">
            <text:p>Implements HardwareSerial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ardwareSerial.h</text:p>
          </table:table-cell>
          <table:table-cell office:value-type="string">
            <text:p>C++ header file</text:p>
          </table:table-cell>
          <table:table-cell office:value-type="string">
            <text:p>Declares HardwareSerial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in.cpp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ins_arduino.c</text:p>
          </table:table-cell>
          <table:table-cell office:value-type="string">
            <text:p>C file</text:p>
          </table:table-cell>
          <table:table-cell office:value-type="string">
            <text:p>Implements various functions and defines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ins_arduino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rint.cpp</text:p>
          </table:table-cell>
          <table:table-cell office:value-type="string">
            <text:p>C++ file</text:p>
          </table:table-cell>
          <table:table-cell office:value-type="string">
            <text:p>Implements Print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rint.h</text:p>
          </table:table-cell>
          <table:table-cell office:value-type="string">
            <text:p>C++ header file</text:p>
          </table:table-cell>
          <table:table-cell office:value-type="string">
            <text:p>Declares Print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eam.h</text:p>
          </table:table-cell>
          <table:table-cell office:value-type="string">
            <text:p>C++ header file</text:p>
          </table:table-cell>
          <table:table-cell office:value-type="string">
            <text:p>Declares Stream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one.cpp</text:p>
          </table:table-cell>
          <table:table-cell office:value-type="string">
            <text:p>C++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constants.h</text:p>
          </table:table-cell>
          <table:table-cell office:value-type="string">
            <text:p>C header file</text:p>
          </table:table-cell>
          <table:table-cell office:value-type="string">
            <text:p>Includes wiring.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nterrupts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_analog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_digital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_private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_pulse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_shift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math.cpp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program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string.cpp</text:p>
          </table:table-cell>
          <table:table-cell office:value-type="string">
            <text:p>C++ file</text:p>
          </table:table-cell>
          <table:table-cell office:value-type="string">
            <text:p>Implements Wstring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string.h</text:p>
          </table:table-cell>
          <table:table-cell office:value-type="string">
            <text:p>C++ header file</text:p>
          </table:table-cell>
          <table:table-cell office:value-type="string">
            <text:p>Declares Wstring clas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libsoftwareseria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oftwareSerial.cpp</text:p>
          </table:table-cell>
          <table:table-cell office:value-type="string">
            <text:p>C++ file</text:p>
          </table:table-cell>
          <table:table-cell office:value-type="string">
            <text:p>Implements SoftwareSerial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oftwareSerial.h</text:p>
          </table:table-cell>
          <table:table-cell office:value-type="string">
            <text:p>C++ header file</text:p>
          </table:table-cell>
          <table:table-cell office:value-type="string">
            <text:p>Declares SoftwareSerial clas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gp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ps.cpp</text:p>
          </table:table-cell>
          <table:table-cell office:value-type="string">
            <text:p>C++ file</text:p>
          </table:table-cell>
          <table:table-cell office:value-type="string">
            <text:p>Declares and Implements gps clas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jeanni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ndi.cbp</text:p>
          </table:table-cell>
          <table:table-cell office:value-type="string">
            <text:p>CodeBlocks Project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ndi.layout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ndi.pro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ndi.workspace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fig.xml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rmat_sources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stall_dependencies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n.cpp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n.h</text:p>
          </table:table-cell>
          <table:table-cell office:value-type="string">
            <text:p>C++ header file</text:p>
          </table:table-cell>
          <table:table-cell office:value-type="string">
            <text:p>Defines various consta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file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c_DCam_Config.cpp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make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pan text:style-name="T2">remake</text:span>release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_remove-sources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obot.cpp</text:p>
          </table:table-cell>
          <table:table-cell office:value-type="string">
            <text:p>C++ file</text:p>
          </table:table-cell>
          <table:table-cell office:value-type="string">
            <text:p>Implements Robot cla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obot.h</text:p>
          </table:table-cell>
          <table:table-cell office:value-type="string">
            <text:p>C++ header file</text:p>
          </table:table-cell>
          <table:table-cell office:value-type="string">
            <text:p>Declares Robot cla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mlConfiguration.cpp</text:p>
          </table:table-cell>
          <table:table-cell office:value-type="string">
            <text:p>C++ file</text:p>
          </table:table-cell>
          <table:table-cell office:value-type="string">
            <text:p>Implements XmlConfiguration cla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mlConfiguration.h</text:p>
          </table:table-cell>
          <table:table-cell office:value-type="string">
            <text:p>C++ header file</text:p>
          </table:table-cell>
          <table:table-cell office:value-type="string">
            <text:p>Declares XmlConfiguration clas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loggin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ottime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ottime.h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imer.h</text:p>
          </table:table-cell>
          <table:table-cell office:value-type="string">
            <text:p>C++ header file</text:p>
          </table:table-cell>
          <table:table-cell office:value-type="string">
            <text:p>Declares and Implements various function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ma<text:span text:style-name="T3">pping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vcorrImages.cpp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vcorrImages.h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pgen.cpp</text:p>
          </table:table-cell>
          <table:table-cell office:value-type="string">
            <text:p>C++ file</text:p>
          </table:table-cell>
          <table:table-cell office:value-type="string">
            <text:p>Implements mapgen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pgen.h</text:p>
          </table:table-cell>
          <table:table-cell office:value-type="string">
            <text:p>C++ header file</text:p>
          </table:table-cell>
          <table:table-cell office:value-type="string">
            <text:p>Declares mapgen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arameterEstimator.h</text:p>
          </table:table-cell>
          <table:table-cell office:value-type="string">
            <text:p>C++ header file</text:p>
          </table:table-cell>
          <table:table-cell office:value-type="string">
            <text:p>Declares virtual class ParameterEstimato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ointParamEstimator.cpp</text:p>
          </table:table-cell>
          <table:table-cell office:value-type="string">
            <text:p>C++ file</text:p>
          </table:table-cell>
          <table:table-cell office:value-type="string">
            <text:p>Implements PointParamEstimator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ointParamEstimator.h</text:p>
          </table:table-cell>
          <table:table-cell office:value-type="string">
            <text:p>C++ header file</text:p>
          </table:table-cell>
          <table:table-cell office:value-type="string">
            <text:p>Declares PointParamEstimator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nsac.h</text:p>
          </table:table-cell>
          <table:table-cell office:value-type="string">
            <text:p>C++ header file</text:p>
          </table:table-cell>
          <table:table-cell office:value-type="string">
            <text:p>Declares and Implements Ransac clas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pathpl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athPlan.cpp</text:p>
          </table:table-cell>
          <table:table-cell office:value-type="string">
            <text:p>C++ file</text:p>
          </table:table-cell>
          <table:table-cell office:value-type="string">
            <text:p>Implements PathPlan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athPlan.h</text:p>
          </table:table-cell>
          <table:table-cell office:value-type="string">
            <text:p>C++ header file</text:p>
          </table:table-cell>
          <table:table-cell office:value-type="string">
            <text:p>Declares PathPlan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pe.h</text:p>
          </table:table-cell>
          <table:table-cell office:value-type="string">
            <text:p>C++ header file</text:p>
          </table:table-cell>
          <table:table-cell office:value-type="string">
            <text:p>Declares Shape and other classe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vis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Base.h</text:p>
          </table:table-cell>
          <table:table-cell office:value-type="string">
            <text:p>C++ header file</text:p>
          </table:table-cell>
          <table:table-cell office:value-type="string">
            <text:p>Declares virtual class Bas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vcam.cpp</text:p>
          </table:table-cell>
          <table:table-cell office:value-type="string">
            <text:p>C++ file</text:p>
          </table:table-cell>
          <table:table-cell office:value-type="string">
            <text:p>Implements Cvcam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vcam.h</text:p>
          </table:table-cell>
          <table:table-cell office:value-type="string">
            <text:p>C++ header file</text:p>
          </table:table-cell>
          <table:table-cell office:value-type="string">
            <text:p>Declares Cvcam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cam.cpp</text:p>
          </table:table-cell>
          <table:table-cell office:value-type="string">
            <text:p>C++ file</text:p>
          </table:table-cell>
          <table:table-cell office:value-type="string">
            <text:p>Implements Dcam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cam.h</text:p>
          </table:table-cell>
          <table:table-cell office:value-type="string">
            <text:p>C++ header file</text:p>
          </table:table-cell>
          <table:table-cell office:value-type="string">
            <text:p>Declares Dcam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cam_Config.cpp</text:p>
          </table:table-cell>
          <table:table-cell office:value-type="string">
            <text:p>C++ file</text:p>
          </table:table-cell>
          <table:table-cell office:value-type="string">
            <text:p>Implements Dcam_Config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cam_Config.h</text:p>
          </table:table-cell>
          <table:table-cell office:value-type="string">
            <text:p>C++ header file</text:p>
          </table:table-cell>
          <table:table-cell office:value-type="string">
            <text:p>Declares Dcam_Config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aphics.h</text:p>
          </table:table-cell>
          <table:table-cell office:value-type="string">
            <text:p>C++ header file</text:p>
          </table:table-cell>
          <table:table-cell office:value-type="string">
            <text:p>Declares and Implements Graphics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uppyCam.cpp</text:p>
          </table:table-cell>
          <table:table-cell office:value-type="string">
            <text:p>C++ file</text:p>
          </table:table-cell>
          <table:table-cell office:value-type="string">
            <text:p>Implements GuppyCam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uppyCam.h</text:p>
          </table:table-cell>
          <table:table-cell office:value-type="string">
            <text:p>C++ header file</text:p>
          </table:table-cell>
          <table:table-cell office:value-type="string">
            <text:p>Declares GuppyCam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mage_buffers.cpp</text:p>
          </table:table-cell>
          <table:table-cell office:value-type="string">
            <text:p>C++ file</text:p>
          </table:table-cell>
          <table:table-cell office:value-type="string">
            <text:p>Implements image_buffers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mage_buffers.h</text:p>
          </table:table-cell>
          <table:table-cell office:value-type="string">
            <text:p>C++ header file</text:p>
          </table:table-cell>
          <table:table-cell office:value-type="string">
            <text:p>Declares image_buffers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kefile</text:p>
          </table:table-cell>
          <table:table-cell table:number-columns-repeated="2" office:value-type="string">
            <text:p>?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jMat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jMat.h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oint2D.h</text:p>
          </table:table-cell>
          <table:table-cell office:value-type="string">
            <text:p>C++ header file</text:p>
          </table:table-cell>
          <table:table-cell office:value-type="string">
            <text:p>Declares and Implements Point2D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ypes.h</text:p>
          </table:table-cell>
          <table:table-cell office:value-type="string">
            <text:p>C++ header file</text:p>
          </table:table-cell>
          <table:table-cell office:value-type="string">
            <text:p>Defines constants and type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ision.cc</text:p>
          </table:table-cell>
          <table:table-cell office:value-type="string">
            <text:p>C++ file</text:p>
          </table:table-cell>
          <table:table-cell office:value-type="string">
            <text:p>Implements vision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ision.h</text:p>
          </table:table-cell>
          <table:table-cell office:value-type="string">
            <text:p>C++ header file</text:p>
          </table:table-cell>
          <table:table-cell office:value-type="string">
            <text:p>Declares vision clas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joystickDriv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ystick.c</text:p>
          </table:table-cell>
          <table:table-cell office:value-type="string">
            <text:p>C file</text:p>
          </table:table-cell>
          <table:table-cell office:value-type="string">
            <text:p>Executable main f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ystick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ystickDrive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ystickDrive.hpp</text:p>
          </table:table-cell>
          <table:table-cell office:value-type="string">
            <text:p>C++ header file</text:p>
          </table:table-cell>
          <table:table-cell office:value-type="string">
            <text:p>Declares various functions and constant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lidar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dump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nd_linear_test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datProc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darProc.hpp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dartestgui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V200.cpp</text:p>
          </table:table-cell>
          <table:table-cell office:value-type="string">
            <text:p>C++ file</text:p>
          </table:table-cell>
          <table:table-cell office:value-type="string">
            <text:p>Implements NAV200 cla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V200.hpp</text:p>
          </table:table-cell>
          <table:table-cell office:value-type="string">
            <text:p>C++ header file</text:p>
          </table:table-cell>
          <table:table-cell office:value-type="string">
            <text:p>Declares NAV200 cla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.cc</text:p>
          </table:table-cell>
          <table:table-cell office:value-type="string">
            <text:p>C++ file</text:p>
          </table:table-cell>
          <table:table-cell office:value-type="string">
            <text:p>Executable main test fil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Micro-conTest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cro-controllerTest.cc</text:p>
          </table:table-cell>
          <table:table-cell office:value-type="string">
            <text:p>C++ file</text:p>
          </table:table-cell>
          <table:table-cell office:value-type="string">
            <text:p>Executable main test fil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motor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>
            <text:p>osmc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/>
          <table:table-cell table:style-name="ce1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>
            <text:p>arduin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</table:table-row>
        <table:table-row table:style-name="ro1">
          <table:table-cell table:number-columns-repeated="3"/>
          <table:table-cell office:value-type="string">
            <text:p>analogjoystick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</table:table-row>
        <table:table-row table:style-name="ro1">
          <table:table-cell table:number-columns-repeated="3"/>
          <table:table-cell office:value-type="string">
            <text:p>analogjoystick.hpp</text:p>
          </table:table-cell>
          <table:table-cell office:value-type="string">
            <text:p>C++ header file</text:p>
          </table:table-cell>
          <table:table-cell office:value-type="string">
            <text:p>Declares various functions and constants</text:p>
          </table:table-cell>
        </table:table-row>
        <table:table-row table:style-name="ro1">
          <table:table-cell table:number-columns-repeated="3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</table:table-row>
        <table:table-row table:style-name="ro1">
          <table:table-cell table:number-columns-repeated="3"/>
          <table:table-cell office:value-type="string">
            <text:p>current_sensors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</table:table-row>
        <table:table-row table:style-name="ro1">
          <table:table-cell table:number-columns-repeated="3"/>
          <table:table-cell office:value-type="string">
            <text:p>current_sensors.hpp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</table:table-row>
        <table:table-row table:style-name="ro1">
          <table:table-cell table:number-columns-repeated="3"/>
          <table:table-cell office:value-type="string">
            <text:p>main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</table:table-row>
        <table:table-row table:style-name="ro1">
          <table:table-cell table:number-columns-repeated="3"/>
          <table:table-cell office:value-type="string">
            <text:p>motorPWN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</table:table-row>
        <table:table-row table:style-name="ro1">
          <table:table-cell table:number-columns-repeated="3"/>
          <table:table-cell office:value-type="string">
            <text:p>motorPWN.hpp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</table:table-row>
        <table:table-row table:style-name="ro1">
          <table:table-cell table:number-columns-repeated="3"/>
          <table:table-cell office:value-type="string">
            <text:p>OSMC_interface.hpp</text:p>
          </table:table-cell>
          <table:table-cell office:value-type="string">
            <text:p>C++ header file</text:p>
          </table:table-cell>
          <table:table-cell office:value-type="string">
            <text:p>Empty</text:p>
          </table:table-cell>
        </table:table-row>
        <table:table-row table:style-name="ro1">
          <table:table-cell table:number-columns-repeated="3"/>
          <table:table-cell office:value-type="string">
            <text:p>packet_handle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</table:table-row>
        <table:table-row table:style-name="ro1">
          <table:table-cell table:number-columns-repeated="3"/>
          <table:table-cell office:value-type="string">
            <text:p>packet_handle.hpp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</table:table-row>
        <table:table-row table:style-name="ro1">
          <table:table-cell table:number-columns-repeated="3"/>
          <table:table-cell office:value-type="string">
            <text:p>pinDefs.hpp</text:p>
          </table:table-cell>
          <table:table-cell office:value-type="string">
            <text:p>C++ header file</text:p>
          </table:table-cell>
          <table:table-cell office:value-type="string">
            <text:p>Defines various constants</text:p>
          </table:table-cell>
        </table:table-row>
        <table:table-row table:style-name="ro1">
          <table:table-cell table:number-columns-repeated="3"/>
          <table:table-cell office:value-type="string">
            <text:p>serial_comm_helper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</table:table-row>
        <table:table-row table:style-name="ro1">
          <table:table-cell table:number-columns-repeated="3"/>
          <table:table-cell office:value-type="string">
            <text:p>serial_comm_helper.hpp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</table:table-row>
        <table:table-row table:style-name="ro1">
          <table:table-cell table:number-columns-repeated="3"/>
          <table:table-cell office:value-type="string">
            <text:p>SPI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</table:table-row>
        <table:table-row table:style-name="ro1">
          <table:table-cell table:number-columns-repeated="3"/>
          <table:table-cell office:value-type="string">
            <text:p>SPI.hpp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</table:table-row>
        <table:table-row table:style-name="ro1">
          <table:table-cell table:number-columns-repeated="3"/>
          <table:table-cell office:value-type="string">
            <text:p>wheel_encoders.cc</text:p>
          </table:table-cell>
          <table:table-cell office:value-type="string">
            <text:p>C++ header file</text:p>
          </table:table-cell>
          <table:table-cell office:value-type="string">
            <text:p>Implements various functions</text:p>
          </table:table-cell>
        </table:table-row>
        <table:table-row table:style-name="ro1">
          <table:table-cell table:number-columns-repeated="3"/>
          <table:table-cell office:value-type="string">
            <text:p>wheel_encoders.hpp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PC_4w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</table:table-row>
        <table:table-row table:style-name="ro1">
          <table:table-cell table:number-columns-repeated="3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</table:table-row>
        <table:table-row table:style-name="ro1">
          <table:table-cell table:number-columns-repeated="3"/>
          <table:table-cell office:value-type="string">
            <text:p>dumbctl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</table:table-row>
        <table:table-row table:style-name="ro1">
          <table:table-cell table:number-columns-repeated="2"/>
          <table:table-cell table:formula="of:=SUM([.C4])" office:value-type="float" office:value="0">
            <text:p>0</text:p>
          </table:table-cell>
          <table:table-cell office:value-type="string">
            <text:p>main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</table:table-row>
        <table:table-row table:style-name="ro1">
          <table:table-cell table:number-columns-repeated="3"/>
          <table:table-cell office:value-type="string">
            <text:p>OSMC_4wd_driver.cc</text:p>
          </table:table-cell>
          <table:table-cell office:value-type="string">
            <text:p>C++ file</text:p>
          </table:table-cell>
          <table:table-cell office:value-type="string">
            <text:p>Implements OSMC_4wd_driver class</text:p>
          </table:table-cell>
        </table:table-row>
        <table:table-row table:style-name="ro1">
          <table:table-cell table:number-columns-repeated="3"/>
          <table:table-cell office:value-type="string">
            <text:p>OSMC_4wd_driver.hpp</text:p>
          </table:table-cell>
          <table:table-cell office:value-type="string">
            <text:p>C++ header file</text:p>
          </table:table-cell>
          <table:table-cell office:value-type="string">
            <text:p>Declares OSMC_4wd_driver class</text:p>
          </table:table-cell>
        </table:table-row>
        <table:table-row table:style-name="ro1">
          <table:table-cell table:number-columns-repeated="3"/>
          <table:table-cell office:value-type="string">
            <text:p>stepresp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PC_tes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</table:table-row>
        <table:table-row table:style-name="ro1">
          <table:table-cell table:number-columns-repeated="3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</table:table-row>
        <table:table-row table:style-name="ro1">
          <table:table-cell table:number-columns-repeated="3"/>
          <table:table-cell office:value-type="string">
            <text:p>dumbctl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</table:table-row>
        <table:table-row table:style-name="ro1">
          <table:table-cell table:number-columns-repeated="3"/>
          <table:table-cell office:value-type="string">
            <text:p>main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</table:table-row>
        <table:table-row table:style-name="ro1">
          <table:table-cell table:number-columns-repeated="3"/>
          <table:table-cell office:value-type="string">
            <text:p>OSMC_driver.cc</text:p>
          </table:table-cell>
          <table:table-cell office:value-type="string">
            <text:p>C++ file</text:p>
          </table:table-cell>
          <table:table-cell office:value-type="string">
            <text:p>Implements OSMC_driver class</text:p>
          </table:table-cell>
        </table:table-row>
        <table:table-row table:style-name="ro1">
          <table:table-cell table:number-columns-repeated="3"/>
          <table:table-cell office:value-type="string">
            <text:p>OSMC_driver.hpp</text:p>
          </table:table-cell>
          <table:table-cell office:value-type="string">
            <text:p>C++ header file</text:p>
          </table:table-cell>
          <table:table-cell office:value-type="string">
            <text:p>Declares OSMC_driver class</text:p>
          </table:table-cell>
        </table:table-row>
        <table:table-row table:style-name="ro1">
          <table:table-cell table:number-columns-repeated="3"/>
          <table:table-cell office:value-type="string">
            <text:p>pdtest.cc</text:p>
          </table:table-cell>
          <table:table-cell office:value-type="string">
            <text:p>C++ file</text:p>
          </table:table-cell>
          <table:table-cell office:value-type="string">
            <text:p>Executable main test file</text:p>
          </table:table-cell>
        </table:table-row>
        <table:table-row table:style-name="ro1">
          <table:table-cell table:number-columns-repeated="3"/>
          <table:table-cell office:value-type="string">
            <text:p>stepresp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3:1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nneth Marino</meta:initial-creator>
    <meta:creation-date>2011-01-15T19:46:16</meta:creation-date>
    <dc:date>2011-09-16T13:13:03</dc:date>
    <dc:creator>Kenny </dc:creator>
    <meta:editing-duration>PT11H15M31S</meta:editing-duration>
    <meta:editing-cycles>12</meta:editing-cycles>
    <meta:generator>OpenOffice.org/3.2$Linux OpenOffice.org_project/320m19$Build-9505</meta:generator>
    <meta:document-statistic meta:table-count="3" meta:cell-count="781" meta:object-count="0"/>
  </office:meta>
</office:document-meta>
</file>